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2mm"/>
    </style:style>
    <style:style style:name="co2" style:family="table-column">
      <style:table-column-properties fo:break-before="auto" style:column-width="1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2.72mm"/>
    </style:style>
    <style:style style:name="co6" style:family="table-column">
      <style:table-column-properties fo:break-before="auto" style:column-width="19.7mm"/>
    </style:style>
    <style:style style:name="co7" style:family="table-column">
      <style:table-column-properties fo:break-before="auto" style:column-width="31.68mm"/>
    </style:style>
    <style:style style:name="co8" style:family="table-column">
      <style:table-column-properties fo:break-before="auto" style:column-width="224.72mm"/>
    </style:style>
    <style:style style:name="co9" style:family="table-column">
      <style:table-column-properties fo:break-before="auto" style:column-width="110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st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campo_id</text:p>
          </table:table-cell>
          <table:table-cell table:style-name="ce1" office:value-type="string" calcext:value-type="string">
            <text:p>tipo_estacion_id</text:p>
          </table:table-cell>
          <table:table-cell table:style-name="ce2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1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office:value-type="float" office:value="-12.084784" calcext:value-type="float">
            <text:p>-12.084784</text:p>
          </table:table-cell>
          <table:table-cell office:value-type="float" office:value="-76.946172" calcext:value-type="float">
            <text:p>-76.94617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2];&quot;::&quot;;[.B2];&quot;::&quot;;[.C2];&quot;::&quot;;[.C2];&quot;::&quot;;[.D2];&quot;::&quot;;[.E2];&quot;::&quot;;[.F2];&quot;::&quot;;[.G2])" office:value-type="string" office:string-value="Estación Molina 1::Lorem ipsum dolor sit amet, consectetuer adipiscing elit. Aenean commodo ligula::-12.084784::-12.084784::-76.946172::240::5::1" calcext:value-type="string">
            <text:p>Estación Molina 1::Lorem ipsum dolor sit amet, consectetuer adipiscing elit. Aenean commodo ligula::-12.084784::-12.084784::-76.946172::240::5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2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-12.085529" calcext:value-type="float">
            <text:p>-12.085529</text:p>
          </table:table-cell>
          <table:table-cell office:value-type="float" office:value="-76.946805" calcext:value-type="float">
            <text:p>-76.946805</text:p>
          </table:table-cell>
          <table:table-cell office:value-type="float" office:value="240.5" calcext:value-type="float">
            <text:p>24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];&quot;::&quot;;[.B3];&quot;::&quot;;[.C3];&quot;::&quot;;[.C3];&quot;::&quot;;[.D3];&quot;::&quot;;[.E3];&quot;::&quot;;[.F3];&quot;::&quot;;[.G3])" office:value-type="string" office:string-value="Estación Molina 2::Nullam dictum felis eu pede mollis pretium. Integer tincidunt. Cras dapibus::-12.085529::-12.085529::-76.946805::240.5::5::2" calcext:value-type="string">
            <text:p>Estación Molina 2::Nullam dictum felis eu pede mollis pretium. Integer tincidunt. Cras dapibus::-12.085529::-12.085529::-76.946805::240.5::5: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2</text:p>
          </table:table-cell>
          <table:table-cell office:value-type="string" calcext:value-type="string">
            <text:p>Tincidunt tempus. Donec vitae sapien ut libero venenatis faucibus. </text:p>
          </table:table-cell>
          <table:table-cell office:value-type="float" office:value="-12.086347" calcext:value-type="float">
            <text:p>-12.086347</text:p>
          </table:table-cell>
          <table:table-cell office:value-type="float" office:value="-76.945442" calcext:value-type="float">
            <text:p>-76.945442</text:p>
          </table:table-cell>
          <table:table-cell office:value-type="float" office:value="239.9" calcext:value-type="float">
            <text:p>239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4];&quot;::&quot;;[.B4];&quot;::&quot;;[.C4];&quot;::&quot;;[.C4];&quot;::&quot;;[.D4];&quot;::&quot;;[.E4];&quot;::&quot;;[.F4];&quot;::&quot;;[.G4])" office:value-type="string" office:string-value="Estación Molina 2::Tincidunt tempus. Donec vitae sapien ut libero venenatis faucibus. ::-12.086347::-12.086347::-76.945442::239.9::5::1" calcext:value-type="string">
            <text:p>Estación Molina 2::Tincidunt tempus. Donec vitae sapien ut libero venenatis faucibus. ::-12.086347::-12.086347::-76.945442::239.9::5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Huancayo 1</text:p>
          </table:table-cell>
          <table:table-cell office:value-type="string" calcext:value-type="string">
            <text:p>Aenean imperdiet. Etiam</text:p>
          </table:table-cell>
          <table:table-cell office:value-type="float" office:value="-12.073265" calcext:value-type="float">
            <text:p>-12.073265</text:p>
          </table:table-cell>
          <table:table-cell office:value-type="float" office:value="-75.193691" calcext:value-type="float">
            <text:p>-75.193691</text:p>
          </table:table-cell>
          <table:table-cell office:value-type="float" office:value="3276.4" calcext:value-type="float">
            <text:p>3276.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CONCATENATE([.A5];&quot;::&quot;;[.B5];&quot;::&quot;;[.C5];&quot;::&quot;;[.C5];&quot;::&quot;;[.D5];&quot;::&quot;;[.E5];&quot;::&quot;;[.F5];&quot;::&quot;;[.G5])" office:value-type="string" office:string-value="Estación Huancayo 1::Aenean imperdiet. Etiam::-12.073265::-12.073265::-75.193691::3276.4::129::1" calcext:value-type="string">
            <text:p>Estación Huancayo 1::Aenean imperdiet. Etiam::-12.073265::-12.073265::-75.193691::3276.4::129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Huancayo 2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-12.077294" calcext:value-type="float">
            <text:p>-12.077294</text:p>
          </table:table-cell>
          <table:table-cell office:value-type="float" office:value="-75.191631" calcext:value-type="float">
            <text:p>-75.191631</text:p>
          </table:table-cell>
          <table:table-cell office:value-type="float" office:value="3267.2" calcext:value-type="float">
            <text:p>3267.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CONCATENATE([.A6];&quot;::&quot;;[.B6];&quot;::&quot;;[.C6];&quot;::&quot;;[.C6];&quot;::&quot;;[.D6];&quot;::&quot;;[.E6];&quot;::&quot;;[.F6];&quot;::&quot;;[.G6])" office:value-type="string" office:string-value="Estación Huancayo 2::Sed consequat, leo eget bibendum sodales, augue velit cursus nunc, ::-12.077294::-12.077294::-75.191631::3267.2::129::2" calcext:value-type="string">
            <text:p>Estación Huancayo 2::Sed consequat, leo eget bibendum sodales, augue velit cursus nunc, ::-12.077294::-12.077294::-75.191631::3267.2::129::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5:58:59.574308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9:47.119353339</meta:creation-date>
    <dc:date>2017-12-04T16:17:12.915785288</dc:date>
    <meta:editing-duration>PT32M2S</meta:editing-duration>
    <meta:editing-cycles>10</meta:editing-cycles>
    <meta:generator>LibreOffice/5.1.6.2$Linux_X86_64 LibreOffice_project/10m0$Build-2</meta:generator>
    <meta:document-statistic meta:table-count="1" meta:cell-count="48" meta:object-count="0"/>
  </office:meta>
</office:document-meta>
</file>